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style:style style:name="P3" style:family="paragraph" style:parent-style-name="Standard" style:list-style-name="L4"/>
    <style:style style:name="P4" style:family="paragraph" style:parent-style-name="Standard" style:list-style-name="L5"/>
    <style:style style:name="P5" style:family="paragraph" style:parent-style-name="Standard" style:list-style-name="L6"/>
    <style:style style:name="P6" style:family="paragraph" style:parent-style-name="Multilevel_20_List" style:list-style-name="L1"/>
    <style:style style:name="P7" style:family="paragraph" style:parent-style-name="Multilevel_20_List" style:list-style-name="L6"/>
    <style:style style:name="P8" style:family="paragraph" style:parent-style-name="Multilevel_20_List">
      <style:text-properties officeooo:paragraph-rsid="00118407"/>
    </style:style>
    <style:style style:name="P9" style:family="paragraph" style:parent-style-name="Multilevel_20_List" style:list-style-name="L7">
      <style:text-properties officeooo:paragraph-rsid="00118407"/>
    </style:style>
    <style:style style:name="P10" style:family="paragraph" style:parent-style-name="Multilevel_20_List" style:list-style-name="L1">
      <style:paragraph-properties fo:margin-left="0.9807in" fo:margin-right="0in" fo:text-indent="-0.25in" style:auto-text-indent="false"/>
    </style:style>
    <style:style style:name="P11" style:family="paragraph" style:parent-style-name="Multilevel_20_List" style:list-style-name="L6">
      <style:paragraph-properties fo:background-color="transparent">
        <style:background-image/>
      </style:paragraph-properties>
    </style:style>
    <style:style style:name="T1" style:family="text">
      <style:text-properties officeooo:rsid="001e9520"/>
    </style:style>
    <style:style style:name="T2" style:family="text">
      <style:text-properties officeooo:rsid="00205b4a"/>
    </style:style>
    <style:style style:name="T3" style:family="text">
      <style:text-properties officeooo:rsid="00247a3f"/>
    </style:style>
    <style:style style:name="T4" style:family="text">
      <style:text-properties style:font-name="Times new Roman"/>
    </style:style>
    <style:style style:name="T5" style:family="text">
      <style:text-properties style:font-name="Times new Roman" officeooo:rsid="00247a3f"/>
    </style:style>
    <style:style style:name="T6" style:family="text">
      <style:text-properties style:font-name="Times new Roman" officeooo:rsid="00247a3f" fo:background-color="#ffff00" loext:char-shading-value="0"/>
    </style:style>
    <style:style style:name="T7" style:family="text">
      <style:text-properties style:font-name="Times new Roman" officeooo:rsid="00250b6c"/>
    </style:style>
    <style:style style:name="T8" style:family="text">
      <style:text-properties style:font-name="Times new Roman" officeooo:rsid="00261d40"/>
    </style:style>
    <style:style style:name="T9" style:family="text">
      <style:text-properties style:font-name="Times new Roman" officeooo:rsid="002675b9"/>
    </style:style>
    <style:style style:name="T10" style:family="text">
      <style:text-properties style:font-name="Times new Roman" officeooo:rsid="0026865b" fo:background-color="transparent" loext:char-shading-value="0"/>
    </style:style>
    <style:style style:name="T11" style:family="text">
      <style:text-properties style:font-name="Times new Roman" officeooo:rsid="0026865b"/>
    </style:style>
    <style:style style:name="T12" style:family="text">
      <style:text-properties style:font-name="Times new Roman" officeooo:rsid="00250b6c" fo:background-color="#ffff99" loext:char-shading-value="0"/>
    </style:style>
    <style:style style:name="T13" style:family="text">
      <style:text-properties style:font-name="Times new Roman" officeooo:rsid="0026865b" fo:background-color="#ffff99" loext:char-shading-value="0"/>
    </style:style>
    <style:style style:name="T14" style:family="text">
      <style:text-properties style:font-name="Times new Roman" officeooo:rsid="00118407"/>
    </style:style>
    <style:style style:name="T15" style:family="text">
      <style:text-properties officeooo:rsid="000febdf"/>
    </style:style>
    <text:list-style style:name="L1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‣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ardo"/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“<text:span text:style-name="T2">Celebrity Name Game”</text:span></text:p>
      <text:p text:style-name="Standard"/>
      <text:p text:style-name="Standard">Can you put the face to the name?</text:p>
      <text:p text:style-name="Standard"/>
      <text:h text:style-name="Heading_20_1" text:outline-level="1">Overview:</text:h>
      <text:list xml:id="list7416475235566512955" text:style-name="L1">
        <text:list-item>
          <text:p text:style-name="P6">Ask for user name or randomize a name, create a cookie for persistence</text:p>
          <text:list>
            <text:list-item>
              <text:p text:style-name="P6">Use logins?</text:p>
            </text:list-item>
          </text:list>
        </text:list-item>
        <text:list-item>
          <text:p text:style-name="P6">User requests movie title (input area)</text:p>
          <text:list>
            <text:list-item>
              <text:p text:style-name="P6">IMDB gem returns an array</text:p>
              <text:list>
                <text:list-item>
                  <text:p text:style-name="P6">For each actor name in array</text:p>
                  <text:list>
                    <text:list-item>
                      <text:p text:style-name="P6">Create a name div and photo div with matching IDs</text:p>
                    </text:list-item>
                    <text:list-item>
                      <text:p text:style-name="P6">search Google Image for a photo of the actor</text:p>
                      <text:list>
                        <text:list-item>
                          <text:p text:style-name="P6">Google::search::Image.(1) // something like that</text:p>
                        </text:list-item>
                      </text:list>
                    </text:list-item>
                    <text:list-item>
                      <text:p text:style-name="P6">change the background of the photo div to the actor's image</text:p>
                    </text:list-item>
                  </text:list>
                </text:list-item>
                <text:list-item>
                  <text:p text:style-name="P6">Create draggable and droppable elements</text:p>
                  <text:list>
                    <text:list-item>
                      <text:p text:style-name="P6">Drag the name to the photo</text:p>
                      <text:list>
                        <text:list-item>
                          <text:p text:style-name="P6">Name is draggable</text:p>
                        </text:list-item>
                        <text:list-item>
                          <text:p text:style-name="P6">Target area is droppable</text:p>
                          <text:list>
                            <text:list-item>
                              <text:p text:style-name="P6">Target area can only receive one droppable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6">OR CREATE radio buttons?</text:p>
                  <text:list>
                    <text:list-item>
                      <text:p text:style-name="P6">Div element for each actor</text:p>
                      <text:list>
                        <text:list-item>
                          <text:p text:style-name="P6">Show photo</text:p>
                        </text:list-item>
                        <text:list-item>
                          <text:p text:style-name="P6">Show radio button selector for each actor name</text:p>
                        </text:list-item>
                      </text:list>
                    </text:list-item>
                  </text:list>
                </text:list-item>
                <text:list-item>
                  <text:p text:style-name="P6">Check the user's answers</text:p>
                  <text:list>
                    <text:list-item>
                      <text:p text:style-name="P6">Does the ID of the element dragged into the dropped area match the ID of the associated photo?</text:p>
                    </text:list-item>
                    <text:list-item>
                      <text:p text:style-name="P6">Use Javascript to check and calculate all of these</text:p>
                      <text:list>
                        <text:list-item>
                          <text:p text:style-name="P6">Use a callback to submit the answers</text:p>
                        </text:list-item>
                      </text:list>
                    </text:list-item>
                  </text:list>
                </text:list-item>
                <text:list-item>
                  <text:p text:style-name="P6">Score the user's answers</text:p>
                  <text:list>
                    <text:list-item>
                      <text:p text:style-name="P6">Each correct answer = 1 point</text:p>
                    </text:list-item>
                    <text:list-item>
                      <text:p text:style-name="P6">The rails form passes some parameters, like “score” to the “results” page</text:p>
                      <text:list>
                        <text:list-item>
                          <text:p text:style-name="P6">Or maybe pop up a modal?</text:p>
                        </text:list-item>
                      </text:list>
                    </text:list-item>
                    <text:list-item>
                      <text:p text:style-name="P6">“Play Again?</text:p>
                      <text:p text:style-name="P6"/>
                    </text:list-item>
                  </text:list>
                </text:list-item>
                <text:list-item>
                  <text:p text:style-name="P10"/>
                </text:list-item>
              </text:list>
            </text:list-item>
          </text:list>
        </text:list-item>
      </text:list>
      <text:p text:style-name="Standard"/>
      <text:p text:style-name="Standard">Pages - </text:p>
      <text:p text:style-name="Standard">Welcome page with instructions and high scores</text:p>
      <text:p text:style-name="Standard"><text:tab/>A “let's play” button</text:p>
      <text:p text:style-name="Standard"/>
      <text:h text:style-name="Heading_20_1" text:outline-level="1">Page Sections:</text:h>
      <text:list xml:id="list4411436162098900666" text:style-name="L2">
        <text:list-item>
          <text:p text:style-name="P1">Header</text:p>
          <text:list>
            <text:list-item>
              <text:p text:style-name="P1">Title, instructions</text:p>
            </text:list-item>
            <text:list-item>
              <text:p text:style-name="P1">Visitor information:</text:p>
              <text:list>
                <text:list-item>
                  <text:p text:style-name="P1">Name?</text:p>
                </text:list-item>
                <text:list-item>
                  <text:p text:style-name="P1"><text:soft-page-break/>Score</text:p>
                </text:list-item>
                <text:list-item>
                  <text:p text:style-name="P1">Rounds played</text:p>
                </text:list-item>
              </text:list>
            </text:list-item>
          </text:list>
        </text:list-item>
        <text:list-item>
          <text:p text:style-name="P1">Movie chooser</text:p>
          <text:list>
            <text:list-item>
              <text:p text:style-name="P1">Input box</text:p>
            </text:list-item>
            <text:list-item>
              <text:p text:style-name="P1">Confirmation image (checkmark when stuff is loaded, disables input box)</text:p>
            </text:list-item>
          </text:list>
        </text:list-item>
        <text:list-item>
          <text:p text:style-name="P1">Sidebar:</text:p>
          <text:list>
            <text:list-item>
              <text:p text:style-name="P1">Loads movie and movie data</text:p>
            </text:list-item>
          </text:list>
        </text:list-item>
        <text:list-item>
          <text:p text:style-name="P1">Main chooser</text:p>
          <text:list>
            <text:list-item>
              <text:p text:style-name="P1">Actors portraits</text:p>
              <text:list>
                <text:list-item>
                  <text:p text:style-name="P1">generate id for each</text:p>
                </text:list-item>
                <text:list-item>
                  <text:p text:style-name="P1">Associated droppable region for name</text:p>
                  <text:list>
                    <text:list-item>
                      <text:p text:style-name="P1">Name: list item</text:p>
                    </text:list-item>
                  </text:list>
                </text:list-item>
              </text:list>
            </text:list-item>
            <text:list-item>
              <text:p text:style-name="P1">Draggable box area</text:p>
              <text:list>
                <text:list-item>
                  <text:p text:style-name="P1">Ten actors names, choose five</text:p>
                </text:list-item>
                <text:list-item>
                  <text:p text:style-name="P1">These names are drawn from the IMDB call</text:p>
                </text:list-item>
              </text:list>
            </text:list-item>
          </text:list>
        </text:list-item>
        <text:list-item>
          <text:p text:style-name="P1">Scoring area</text:p>
          <text:list>
            <text:list-item>
              <text:p text:style-name="P1">“Check my score”</text:p>
              <text:list>
                <text:list-item>
                  <text:p text:style-name="P1">Looks at the dropped names vs the actors names and makes sure they match up</text:p>
                  <text:list>
                    <text:list-item>
                      <text:p text:style-name="P1">portrait.actor ID (data-actor-id=” “)</text:p>
                    </text:list-item>
                    <text:list-item>
                      <text:p text:style-name="P1">droppable_name.actorID (data-actor-id= “ “)</text:p>
                    </text:list-item>
                  </text:list>
                </text:list-item>
                <text:list-item>
                  <text:p text:style-name="P1">Counts the number of successful matches</text:p>
                  <text:list>
                    <text:list-item>
                      <text:p text:style-name="P1">If an actor doesn't have a name dropped onto it, it is counted as zero</text:p>
                    </text:list-item>
                  </text:list>
                </text:list-item>
                <text:list-item>
                  <text:p text:style-name="P1">Adds it to the running score</text:p>
                </text:list-item>
                <text:list-item>
                  <text:p text:style-name="P1">Add +1 to total number of rounds played</text:p>
                </text:list-item>
                <text:list-item>
                  <text:p text:style-name="P1">Variables:</text:p>
                  <text:list>
                    <text:list-item>
                      <text:p text:style-name="P1">Number of points this round</text:p>
                    </text:list-item>
                    <text:list-item>
                      <text:p text:style-name="P1">Number of points in all rounds</text:p>
                    </text:list-item>
                    <text:list-item>
                      <text:p text:style-name="P1">Number of rounds</text:p>
                    </text:list-item>
                  </text:list>
                </text:list-item>
                <text:list-item>
                  <text:p text:style-name="P1">Pass variables to “Play Again” function</text:p>
                </text:list-item>
              </text:list>
            </text:list-item>
            <text:list-item>
              <text:p text:style-name="P1">Play Again</text:p>
              <text:list>
                <text:list-item>
                  <text:p text:style-name="P1">Generate new button (#interaction_button) which can also be the “check my score button”, use JS to replace it</text:p>
                </text:list-item>
                <text:list-item>
                  <text:p text:style-name="P1">Update the scoring fields</text:p>
                </text:list-item>
                <text:list-item>
                  <text:p text:style-name="P1">Play again will ResetPlayingField and increment the number of rounds played</text:p>
                  <text:list>
                    <text:list-item>
                      <text:p text:style-name="P1">Movie searcher is unlocked</text:p>
                    </text:list-item>
                    <text:list-item>
                      <text:p text:style-name="P1">Actor portraits and names are cleared</text:p>
                    </text:list-item>
                    <text:list-item>
                      <text:p text:style-name="P1">Draggable regions are cleared</text:p>
                    </text:list-item>
                    <text:list-item>
                      <text:p text:style-name="P1">Score div is cleared and reset</text:p>
                    </text:list-item>
                    <text:list-item>
                      <text:p text:style-name="P1">current movie is cleared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Cheating:</text:p>
          <text:list>
            <text:list-item>
              <text:p text:style-name="P1">User can simply input the same movie over and over and game the system</text:p>
              <text:list>
                <text:list-item>
                  <text:p text:style-name="P1">Track which movies a user has attempted and deny access to previously played movies</text:p>
                </text:list-item>
              </text:list>
            </text:list-item>
          </text:list>
        </text:list-item>
      </text:list>
      <text:p text:style-name="Standard"/>
      <text:p text:style-name="Standard"/>
      <text:h text:style-name="Heading_20_1" text:outline-level="1">Models:</text:h>
      <text:list xml:id="list7548134278297265676" text:style-name="L3">
        <text:list-item>
          <text:p text:style-name="P2">Player model</text:p>
          <text:list>
            <text:list-item>
              <text:p text:style-name="P2">Store score, rounds, and name</text:p>
            </text:list-item>
            <text:list-item>
              <text:p text:style-name="P2"><text:soft-page-break/>total score</text:p>
            </text:list-item>
            <text:list-item>
              <text:p text:style-name="P2">rounds</text:p>
              <text:list>
                <text:list-item>
                  <text:p text:style-name="P2">Do not allow editing of any profile info, only at the creation screen</text:p>
                </text:list-item>
              </text:list>
            </text:list-item>
            <text:list-item>
              <text:p text:style-name="P2">Permanently store?</text:p>
              <text:list>
                <text:list-item>
                  <text:p text:style-name="P2">Database may fill up, but does it matter at this level</text:p>
                </text:list-item>
                <text:list-item>
                  <text:p text:style-name="P2">Users like to come back later, let their scores persistence</text:p>
                </text:list-item>
              </text:list>
            </text:list-item>
            <text:list-item>
              <text:p text:style-name="P2">Temporary store</text:p>
              <text:list>
                <text:list-item>
                  <text:p text:style-name="P2">Easier to handle in terms of database, no saves</text:p>
                </text:list-item>
                <text:list-item>
                  <text:p text:style-name="P2">Ephemeral experience</text:p>
                </text:list-item>
              </text:list>
            </text:list-item>
          </text:list>
        </text:list-item>
        <text:list-item>
          <text:p text:style-name="P2">Movie model – Uses Enceladus gem</text:p>
          <text:list>
            <text:list-item>
              <text:p text:style-name="P2">Movie.new(“title”) after validating, <text:span text:style-name="T1">makes an unchecked request to the Enceladus API since the movie title was validated beforehand (somewhere.. where?)</text:span></text:p>
            </text:list-item>
            <text:list-item>
              <text:p text:style-name="P2">Store movie name</text:p>
            </text:list-item>
            <text:list-item>
              <text:p text:style-name="P2">Store cast of characters</text:p>
              <text:list>
                <text:list-item>
                  <text:p text:style-name="P2">store first 5 for portrait fetching</text:p>
                  <text:list>
                    <text:list-item>
                      <text:p text:style-name="P2">Use Google Search to pull the first image related to “Actor Name photograph”</text:p>
                    </text:list-item>
                  </text:list>
                </text:list-item>
                <text:list-item>
                  <text:p text:style-name="P2">store first 10 for pool of draggable names</text:p>
                </text:list-item>
              </text:list>
            </text:list-item>
            <text:list-item>
              <text:p text:style-name="P2">Movie.new</text:p>
              <text:list>
                <text:list-item>
                  <text:p text:style-name="P2">actor_names = Array <text:span text:style-name="T1">(10 entries, 5 related and 5 unrelated to allow the player to make a wrong guess)</text:span></text:p>
                </text:list-item>
                <text:list-item>
                  <text:p text:style-name="P2">actor_portraits = Array <text:span text:style-name="T1">(5 entries)</text:span></text:p>
                </text:list-item>
                <text:list-item>
                  <text:p text:style-name="P2">actor_names[0] , actor_portraits[0]</text:p>
                </text:list-item>
                <text:list-item>
                  <text:p text:style-name="P2">movie_poster = string (url linking to image)</text:p>
                </text:list-item>
              </text:list>
            </text:list-item>
            <text:list-item>
              <text:p text:style-name="P2">store misc info: year, movie length, genre, movie studio</text:p>
            </text:list-item>
            <text:list-item>
              <text:p text:style-name="P2">get movie poster from google, or TMDB?</text:p>
            </text:list-item>
          </text:list>
        </text:list-item>
        <text:list-item>
          <text:p text:style-name="P2">Javascript movie name validator</text:p>
          <text:list>
            <text:list-item>
              <text:p text:style-name="P2">Used in the searchbox when the player is typing a movie name</text:p>
            </text:list-item>
            <text:list-item>
              <text:p text:style-name="P2">it should validate the movie by trying to get a property of the movie, such as year, like</text:p>
              <text:list>
                <text:list-item>
                  <text:p text:style-name="P2">movie = input text</text:p>
                </text:list-item>
                <text:list-item>
                  <text:p text:style-name="P2">while enceladus.movie.search_by_title(“input text”).year != 0</text:p>
                  <text:list>
                    <text:list-item>
                      <text:p text:style-name="P2">Movie.new(“title”)</text:p>
                    </text:list-item>
                  </text:list>
                </text:list-item>
                <text:list-item>
                  <text:p text:style-name="P2">So this should not call the Movie.new model/form until the search tool is able to return a year from a valid movie title</text:p>
                </text:list-item>
                <text:list-item>
                  <text:p text:style-name="P2">It will call the Movie.new function when the search tool is able to retrieve a valid year from the movie title</text:p>
                </text:list-item>
              </text:list>
            </text:list-item>
          </text:list>
        </text:list-item>
      </text:list>
      <text:p text:style-name="Standard"/>
      <text:h text:style-name="Heading_20_1" text:outline-level="1">Problems:</text:h>
      <text:list xml:id="list5666705119111444872" text:style-name="L4">
        <text:list-item>
          <text:p text:style-name="P3">How <text:span text:style-name="T2">should the app deal with movies of the same name?</text:span></text:p>
        </text:list-item>
        <text:list-item>
          <text:p text:style-name="P3">How should the app deal with an incomplete movie title?</text:p>
        </text:list-item>
        <text:list-item>
          <text:p text:style-name="P3">How should the app deal with user typing in same movie title in order to score maximum points once they know the cast members' faces?</text:p>
        </text:list-item>
        <text:list-item>
          <text:p text:style-name="P3">Should user scores persist in a way that lets returning visitors resume their progress</text:p>
        </text:list-item>
        <text:list-item>
          <text:p text:style-name="P3">How should user score persist between rounds?</text:p>
          <text:list>
            <text:list-item>
              <text:p text:style-name="P3">Passed via params?</text:p>
            </text:list-item>
            <text:list-item>
              <text:p text:style-name="P3">Saved to user model? ←- probably the simplest</text:p>
            </text:list-item>
            <text:list-item>
              <text:p text:style-name="P3">cookies?</text:p>
            </text:list-item>
          </text:list>
        </text:list-item>
        <text:list-item>
          <text:p text:style-name="P3">What is the range of the draggable and droppable regions, how far can a visitor drag the names?</text:p>
        </text:list-item>
      </text:list>
      <text:h text:style-name="Heading_20_1" text:outline-level="1"><text:soft-page-break/>Parameters &amp; Variables:</text:h>
      <text:list xml:id="list9196727359156714500" text:style-name="L5">
        <text:list-item>
          <text:p text:style-name="P4">Search text // params[:searchtext]</text:p>
        </text:list-item>
        <text:list-item>
          <text:p text:style-name="P4">Total score, cookie[:celebng_score]</text:p>
        </text:list-item>
        <text:list-item>
          <text:p text:style-name="P4"><text:span text:style-name="T15">JS: scoreThisRound – </text:span>Score for the current round, hidden // JS variable</text:p>
        </text:list-item>
        <text:list-item>
          <text:p text:style-name="P4">Total rounds, cookie[:celebng_rounds]</text:p>
        </text:list-item>
        <text:list-item>
          <text:p text:style-name="P4"><text:span text:style-name="T15">JS: roundComplete – </text:span>current round is finished = 0 until the score is calculated // JS variable</text:p>
        </text:list-item>
      </text:list>
      <text:h text:style-name="Heading_20_1" text:outline-level="1">Workflow:</text:h>
      <text:list xml:id="list8064002293210619145" text:style-name="L6">
        <text:list-item>
          <text:p text:style-name="P5">Visitor arrives</text:p>
          <text:list>
            <text:list-item>
              <text:p text:style-name="P5">Load score from cookies or initialize a new score if the cookie doesn't exist</text:p>
              <text:list>
                <text:list-item>
                  <text:p text:style-name="P5"><text:span text:style-name="Source_20_Text"><text:span text:style-name="T3">if !(</text:span></text:span><text:span text:style-name="Source_20_Text">cookies[:</text:span><text:span text:style-name="Source_20_Text"><text:span text:style-name="T3">celebng_totalscore</text:span></text:span><text:span text:style-name="Source_20_Text">]</text:span><text:span text:style-name="Source_20_Text"><text:span text:style-name="T3">)</text:span></text:span></text:p>
                  <text:list>
                    <text:list-item>
                      <text:p text:style-name="P5"><text:span text:style-name="Source_20_Text"><text:span text:style-name="T3">cookies:[celebng_totalscore] = 0</text:span></text:span></text:p>
                    </text:list-item>
                  </text:list>
                </text:list-item>
                <text:list-item>
                  <text:p text:style-name="P5"><text:span text:style-name="Source_20_Text"><text:span text:style-name="T3">if !(cookies[:celebng_totalrounds])</text:span></text:span></text:p>
                  <text:list>
                    <text:list-item>
                      <text:p text:style-name="P5"><text:span text:style-name="Source_20_Text"><text:span text:style-name="T3">cookies:[celebng_totalrounds] = 0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ource_20_Text"><text:span text:style-name="T4">Otherwise </text:span></text:span><text:span text:style-name="Source_20_Text"><text:span text:style-name="T5">refer to the score using the cookie</text:span></text:span></text:p>
            </text:list-item>
            <text:list-item>
              <text:p text:style-name="P7"><text:span text:style-name="Source_20_Text"><text:span text:style-name="T5">Update the score on the website</text:span></text:span></text:p>
            </text:list-item>
            <text:list-item>
              <text:p text:style-name="P7"><text:span text:style-name="Source_20_Text"><text:span text:style-name="T5">“Clear the field”</text:span></text:span></text:p>
              <text:list>
                <text:list-item>
                  <text:p text:style-name="P7"><text:span text:style-name="Source_20_Text"><text:span text:style-name="T5">Clear the search bar</text:span></text:span></text:p>
                </text:list-item>
                <text:list-item>
                  <text:p text:style-name="P7"><text:span text:style-name="Source_20_Text"><text:span text:style-name="T5">clear the results</text:span></text:span></text:p>
                </text:list-item>
                <text:list-item>
                  <text:p text:style-name="P7"><text:span text:style-name="Source_20_Text"><text:span text:style-name="T5">clear the actors</text:span></text:span></text:p>
                </text:list-item>
                <text:list-item>
                  <text:p text:style-name="P7"><text:span text:style-name="Source_20_Text"><text:span text:style-name="T5">clear the names</text:span></text:span></text:p>
                </text:list-item>
                <text:list-item>
                  <text:p text:style-name="P7"><text:span text:style-name="Source_20_Text"><text:span text:style-name="T5">clear the regions</text:span></text:span></text:p>
                </text:list-item>
                <text:list-item>
                  <text:p text:style-name="P7"><text:span text:style-name="Source_20_Text"><text:span text:style-name="T5">clear the scoring mechanism</text:span></text:span></text:p>
                </text:list-item>
                <text:list-item>
                  <text:p text:style-name="P7"><text:span text:style-name="Source_20_Text"><text:span text:style-name="T11">clear all data-* fields</text:span></text:span></text:p>
                </text:list-item>
              </text:list>
            </text:list-item>
          </text:list>
        </text:list-item>
        <text:list-item>
          <text:p text:style-name="P7"><text:span text:style-name="Source_20_Text"><text:span text:style-name="T5">Visitor becomes a player by typing in a name to the movie search bar</text:span></text:span></text:p>
          <text:list>
            <text:list-item>
              <text:p text:style-name="P7"><text:span text:style-name="Source_20_Text"><text:span text:style-name="T5">Search text is stored and evaluated when the “search” button is pressed</text:span></text:span></text:p>
              <text:list>
                <text:list-item>
                  <text:p text:style-name="P7"><text:span text:style-name="Source_20_Text"><text:span text:style-name="T6">Is this a form_tag? How is this done?</text:span></text:span></text:p>
                  <text:list>
                    <text:list-item>
                      <text:p text:style-name="P11"><text:span text:style-name="Source_20_Text"><text:span text:style-name="T10">Create a new Movie model and just validate that way using a Movie.valid function?</text:span></text:span></text:p>
                    </text:list-item>
                  </text:list>
                </text:list-item>
              </text:list>
            </text:list-item>
            <text:list-item>
              <text:p text:style-name="P7"><text:span text:style-name="Source_20_Text"><text:span text:style-name="T5">The text is declared valid after the search button has been pressed and the TMDB gem can provide a valid property of the movie title search, such as movie year</text:span></text:span></text:p>
            </text:list-item>
          </text:list>
        </text:list-item>
        <text:list-item>
          <text:p text:style-name="P7"><text:span text:style-name="Source_20_Text"><text:span text:style-name="T9">Provide option to type in another movie or confirm current with a “Use this movie” button</text:span></text:span></text:p>
          <text:list>
            <text:list-item>
              <text:p text:style-name="P7"><text:span text:style-name="Source_20_Text"><text:span text:style-name="T12">Once it's validated,</text:span></text:span><text:span text:style-name="Source_20_Text"><text:span text:style-name="T13">the Movie.new(“title”) is used</text:span></text:span></text:p>
            </text:list-item>
          </text:list>
        </text:list-item>
        <text:list-item>
          <text:p text:style-name="P7"><text:span text:style-name="Source_20_Text"><text:span text:style-name="T7">A valid movie is found and a Movie model populates</text:span></text:span></text:p>
          <text:list>
            <text:list-item>
              <text:p text:style-name="P7"><text:span text:style-name="Source_20_Text"><text:span text:style-name="T9">Disable the search box once the “Use this movie” button is pressed ….</text:span></text:span></text:p>
            </text:list-item>
            <text:list-item>
              <text:p text:style-name="P7"><text:span text:style-name="Source_20_Text"><text:span text:style-name="T7">Store actor names (10) and use 5 of them as the ones to play</text:span></text:span></text:p>
            </text:list-item>
            <text:list-item>
              <text:p text:style-name="P7"><text:span text:style-name="Source_20_Text"><text:span text:style-name="T7">Use the images of the 5 actors in play</text:span></text:span></text:p>
            </text:list-item>
            <text:list-item>
              <text:p text:style-name="P7"><text:span text:style-name="Source_20_Text"><text:span text:style-name="T7">Load the poster and display it</text:span></text:span></text:p>
            </text:list-item>
            <text:list-item>
              <text:p text:style-name="P7"><text:span text:style-name="Source_20_Text"><text:span text:style-name="T7">Populat</text:span></text:span><text:span text:style-name="Source_20_Text"><text:span text:style-name="T8">e</text:span></text:span><text:span text:style-name="Source_20_Text"><text:span text:style-name="T7"> droppable jQuery regions in a separate div below each actor's profile portraits</text:span></text:span></text:p>
              <text:list>
                <text:list-item>
                  <text:p text:style-name="P7"><text:span text:style-name="Source_20_Text"><text:span text:style-name="T8">data-actor-name=”joe actor”</text:span></text:span></text:p>
                </text:list-item>
              </text:list>
            </text:list-item>
            <text:list-item>
              <text:p text:style-name="P7"><text:span text:style-name="Source_20_Text"><text:span text:style-name="T8">Populate</text:span></text:span><text:span text:style-name="Source_20_Text"><text:span text:style-name="T7"> draggable jQuery regions in a separate div of its own, containing all 10 actors names. </text:span></text:span><text:span text:style-name="Source_20_Text"><text:span text:style-name="T8">Data-actor-name=”joe actor”</text:span></text:span></text:p>
            </text:list-item>
          </text:list>
        </text:list-item>
        <text:list-item>
          <text:p text:style-name="P7"><text:span text:style-name="Source_20_Text"><text:span text:style-name="T9">Player drags names to droppable regions below actors' portraits</text:span></text:span></text:p>
          <text:list>
            <text:list-item>
              <text:p text:style-name="P7"><text:span text:style-name="Source_20_Text"><text:span text:style-name="T9">Name and drop region are disabled. Data-actor fields are compared and a point is awarded.</text:span></text:span></text:p>
            </text:list-item>
            <text:list-item>
              <text:p text:style-name="P7"><text:span text:style-name="Source_20_Text"><text:span text:style-name="T9">Need to keep track of the score in total</text:span></text:span></text:p>
            </text:list-item>
            <text:list-item>
              <text:p text:style-name="P7"><text:span text:style-name="Source_20_Text"><text:span text:style-name="T9">update hidden field in the form</text:span></text:span></text:p>
            </text:list-item>
          </text:list>
        </text:list-item>
        <text:list-item>
          <text:p text:style-name="P7"><text:span text:style-name="Source_20_Text"><text:span text:style-name="T11">Player presses “Check my score” button</text:span></text:span></text:p>
          <text:list>
            <text:list-item>
              <text:p text:style-name="P7"><text:span text:style-name="Source_20_Text"><text:span text:style-name="T11">Go through drop zones and see if data-actor-name fields match to the dragged items</text:span></text:span></text:p>
              <text:list>
                <text:list-item>
                  <text:p text:style-name="P7"><text:soft-page-break/><text:span text:style-name="Source_20_Text"><text:span text:style-name="T11">Tally score, +1 each correct match</text:span></text:span></text:p>
                </text:list-item>
                <text:list-item>
                  <text:p text:style-name="P7"><text:span text:style-name="Source_20_Text"><text:span text:style-name="T11">data-correctly-matched=”true” on objects which match</text:span></text:span></text:p>
                </text:list-item>
              </text:list>
            </text:list-item>
            <text:list-item>
              <text:p text:style-name="P7"><text:span text:style-name="Source_20_Text"><text:span text:style-name="T11">Report score for that round to player</text:span></text:span></text:p>
            </text:list-item>
            <text:list-item>
              <text:p text:style-name="P7"><text:span text:style-name="Source_20_Text"><text:span text:style-name="T11">update cookie using score, update rounds++</text:span></text:span></text:p>
            </text:list-item>
            <text:list-item>
              <text:p text:style-name="P7"><text:span text:style-name="Source_20_Text"><text:span text:style-name="T11">Generate a “Play Again” button</text:span></text:span></text:p>
            </text:list-item>
          </text:list>
        </text:list-item>
      </text:list>
      <text:p text:style-name="Multilevel_20_List"/>
      <text:p text:style-name="P8"><text:span text:style-name="Source_20_Text"><text:span text:style-name="T14">Scoring:</text:span></text:span></text:p>
      <text:list xml:id="list8324860587697182453" text:style-name="L7">
        <text:list-item>
          <text:p text:style-name="P9"><text:span text:style-name="Source_20_Text"><text:span text:style-name="T14">Variables are updated</text:span></text:span></text:p>
        </text:list-item>
        <text:list-item>
          <text:p text:style-name="P9"><text:span text:style-name="Source_20_Text"><text:span text:style-name="T14">Updated variables are fed to form</text:span></text:span></text:p>
        </text:list-item>
        <text:list-item>
          <text:p text:style-name="P9"><text:span text:style-name="Source_20_Text"><text:span text:style-name="T14">Updated variables are displayed in the top bar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rdo" svg:font-family="Cardo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loext:contextual-spacing="false" fo:text-indent="-0.25in" style:auto-text-indent="false"/>
    </style:style>
    <style:style style:name="Multilevel_20_List" style:display-name="Multilevel List" style:family="paragraph" style:parent-style-name="Standard" style:class="list"/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Numbering_20_1_20_Cont." style:display-name="Numbering 1 Cont." style:family="paragraph" style:parent-style-name="List" style:class="list">
      <style:paragraph-properties fo:margin-left="0.25in" fo:margin-right="0in" fo:margin-top="0in" fo:margin-bottom="0.0835in" loext:contextual-spacing="false" fo:text-indent="0in" style:auto-text-indent="false"/>
    </style:style>
    <style:style style:name="Numbering_20_1_20_End" style:display-name="Numbering 1 End" style:family="paragraph" style:parent-style-name="List" style:class="list">
      <style:paragraph-properties fo:margin-left="0.25in" fo:margin-right="0in" fo:margin-top="0in" fo:margin-bottom="0.1665in" loext:contextual-spacing="false" fo:text-indent="-0.25in" style:auto-text-indent="false"/>
    </style:style>
    <style:style style:name="List_20_5_20_Start" style:display-name="List 5 Start" style:family="paragraph" style:parent-style-name="List" style:class="list">
      <style:paragraph-properties fo:margin-left="1.25in" fo:margin-right="0in" fo:margin-top="0.1665in" fo:margin-bottom="0.0835in" loext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loext:contextual-spacing="false" fo:text-indent="-0.25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hron Kugler</meta:initial-creator>
    <meta:creation-date>2015-04-25T10:53:41</meta:creation-date>
    <dc:date>2015-04-30T00:03:39.625936627</dc:date>
    <dc:creator>mkugler </dc:creator>
    <meta:editing-duration>P1DT3H47M38S</meta:editing-duration>
    <meta:editing-cycles>14</meta:editing-cycles>
    <meta:generator>LibreOffice/4.3.3.2$Linux_X86_64 LibreOffice_project/430m0$Build-2</meta:generator>
    <meta:document-statistic meta:table-count="0" meta:image-count="0" meta:object-count="0" meta:page-count="5" meta:paragraph-count="177" meta:word-count="1359" meta:character-count="7408" meta:non-whitespace-character-count="6385"/>
  </office:meta>
</office:document-meta>
</file>